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FreeMono" svg:font-family="FreeMono" style:font-adornments="Normal" style:font-family-generic="modern"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4">
      <style:text-properties fo:font-weight="normal" style:font-weight-asian="normal" style:font-weight-complex="normal"/>
    </style:style>
    <style:style style:name="P2" style:family="paragraph" style:parent-style-name="Text_20_body">
      <style:text-properties fo:font-weight="normal" style:font-weight-asian="normal" style:font-weight-complex="normal"/>
    </style:style>
    <style:style style:name="T1" style:family="text">
      <style:text-properties fo:font-weight="normal" fo:background-color="#ffff00" style:font-weight-asian="normal" style:font-weight-complex="normal"/>
    </style:style>
    <style:style style:name="T2" style:family="text">
      <style:text-properties fo:color="#000000"/>
    </style:style>
    <style:style style:name="T3" style:family="text">
      <style:text-properties fo:color="#000000" style:font-name="Nimbus Roman No9 L"/>
    </style:style>
    <style:style style:name="T4" style:family="text">
      <style:text-properties fo:color="#000000" style:font-name="Nimbus Roman No9 L" fo:font-size="9.5pt" style:font-name-asian="Nimbus Roman No9 L" style:font-size-asian="9.5pt" style:font-size-complex="9.5pt"/>
    </style:style>
    <style:style style:name="T5" style:family="text">
      <style:text-properties fo:color="#000000" style:font-name="Nimbus Roman No9 L" fo:font-size="9.5pt" style:font-size-asian="9.5pt" style:font-size-complex="9.5pt"/>
    </style:style>
    <style:style style:name="T6" style:family="text">
      <style:text-properties fo:color="#000000" style:font-name="Nimbus Roman No9 L" style:font-name-asian="Nimbus Roman No9 L"/>
    </style:style>
    <style:style style:name="T7" style:family="text">
      <style:text-properties fo:background-color="#ffff00"/>
    </style:style>
    <style:style style:name="T8" style:family="text">
      <style:text-properties style:font-name="Nimbus Roman No9 L"/>
    </style:style>
    <style:style style:name="T9" style:family="text">
      <style:text-properties fo:color="#0000ff"/>
    </style:style>
    <style:style style:name="T10" style:family="text">
      <style:text-properties fo:color="#0000ff" style:font-name="Nimbus Roman No9 L"/>
    </style:style>
    <style:style style:name="T11" style:family="text">
      <style:text-properties fo:color="#0000ff" style:font-name="Nimbus Roman No9 L" style:font-name-asian="Nimbus Roman No9 L"/>
    </style:style>
    <style:style style:name="T12" style:family="text">
      <style:text-properties fo:color="#0000ff" style:font-name="Nimbus Roman No9 L" fo:font-size="9.5pt" style:font-name-asian="Nimbus Roman No9 L" style:font-size-asian="9.5pt" style:font-size-complex="9.5pt"/>
    </style:style>
    <style:style style:name="T13" style:family="text">
      <style:text-properties style:font-name="Nimbus Roman No9 L"/>
    </style:style>
    <style:style style:name="T14" style:family="text">
      <style:text-properties fo:color="#800000" style:font-name="Nimbus Roman No9 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llations</text:h>
      <text:p text:style-name="Text_20_body">The collation element is used for <text:span text:style-name="T1">???</text:span> . It contains the child element special, which is affected in turn by its child element sortRulesType.</text:p>
      <text:h text:style-name="Heading_20_3" text:outline-level="3">Collation special</text:h>
      <text:p text:style-name="Text_20_body">This is where the summary for this element goes.</text:p>
      <text:h text:style-name="Heading_20_4" text:outline-level="4">special</text:h>
      <text:p text:style-name="Text_20_body">This is where the summary for this element goes. Special either has an alias or a sortRulesType child element.</text:p>
      <text:p text:style-name="DTD">&lt;!ELEMENT special (alias |(sortRulesType))&gt;</text:p>
      <text:h text:style-name="Heading_20_4" text:outline-level="4">sortRulesType</text:h>
      <text:p text:style-name="Text_20_body">This is where the summary for this element goes. It has no children, but the attribute value, which can be either “simple”, “icu” or “other”.</text:p>
      <text:p text:style-name="DTD">&lt;!ELEMENT sortRulesType EMPTY&gt;</text:p>
      <text:p text:style-name="DTD">&lt;!ATTLIST sortRulesType value (simple|icu|other) "simple"&gt;</text:p>
      <text:p text:style-name="Text_20_body"/>
      <text:h text:style-name="Heading_20_3" text:outline-level="3">Collation other</text:h>
      <text:p text:style-name="Text_20_body">This is what happens when you put “other” into the sortRulesType field.</text:p>
      <text:h text:style-name="Heading_20_4" text:outline-level="4">special</text:h>
      <text:p text:style-name="Text_20_body">This is where the summary for this element goes. It is the special that occurs when the value of sortRulesType is “other”. It has the child element base.</text:p>
      <text:p text:style-name="DTD">&lt;!ELEMENT special sortRulesType value = “other” (base)&gt;</text:p>
      <text:h text:style-name="P1" text:outline-level="4">base</text:h>
      <text:p text:style-name="P2">Summary of this element. It has the child element alias.</text:p>
      <text:p text:style-name="DTD">&lt;!ELEMENT base (alias)&gt;</text:p>
      <text:h text:style-name="Heading_20_4" text:outline-level="4">alias</text:h>
      <text:p text:style-name="Text_20_body">Summary of this element. It has no child elements, but it has the attribute source.</text:p>
      <text:p text:style-name="DTD">&lt;!ELEMENT alias EMPTY&gt;</text:p>
      <text:p text:style-name="DTD">&lt;!ATTLIST alias source CDATA #REQUIRED&gt;</text:p>
      <text:p text:style-name="Inline_20_Comment">The attribute source is used for...</text:p>
      <text:p text:style-name="Text_20_body"/>
      <text:h text:style-name="Heading_20_3" text:outline-level="3">Collation icu</text:h>
      <text:p text:style-name="Text_20_body">This is what happens when you put “icu” into the sortRulesType field.</text:p>
      <text:h text:style-name="Heading_20_4" text:outline-level="4">special</text:h>
      <text:p text:style-name="Text_20_body">This is where the summary for this element goes. It is the special that occurs when the value of sortRulesType is “icu”. It has the child elements settings, suppress_contractions, optimize and rules.</text:p>
      <text:p text:style-name="DTD">&lt;!ELEMENT special sortRulesType value = “icu” (settings,suppress_contractions,optimize,rules)&gt; </text:p>
      <text:h text:style-name="Heading_20_4" text:outline-level="4">settings</text:h>
      <text:p text:style-name="Text_20_body">Summary goes here. Settings has no child elements, but nine attributes.</text:p>
      <text:p text:style-name="DTD">&lt;!ELEMENT settings EMPTY&gt;</text:p>
      <text:p text:style-name="DTD">&lt;!ATTLIST settings alternate (non-ignorable|shifted) #REQUIRED&gt;</text:p>
      <text:p text:style-name="Inline_20_Comment"><text:soft-page-break/>The alternate attribute controls (something I hope), </text:p>
      <text:p text:style-name="Inline_20_Comment">primary = </text:p>
      <text:p text:style-name="DTD">&lt;!ATTLIST settings normalization (on|off) “on”&gt;</text:p>
      <text:p text:style-name="Inline_20_Comment"/>
      <text:p text:style-name="DTD">&lt;!ATTLIST settings caseLevel (on|off) “on”&gt;</text:p>
      <text:p text:style-name="Inline_20_Comment"/>
      <text:p text:style-name="DTD">&lt;!ATTLIST settings caseFirst (upper|lower|off) “upper”&gt;</text:p>
      <text:p text:style-name="Inline_20_Comment"/>
      <text:p text:style-name="DTD">&lt;!ATTLIST settings numeric (on|off) “on”&gt;</text:p>
      <text:p text:style-name="Inline_20_Comment"/>
      <text:p text:style-name="DTD">&lt;!ATTLIST settings strength (primary|secondary|tertiary|quaternary|identical) #REQUIRED&gt;</text:p>
      <text:p text:style-name="Inline_20_Comment"/>
      <text:p text:style-name="DTD">&lt;!ATTLIST settings backwards (on|off) “on”&gt;</text:p>
      <text:p text:style-name="Inline_20_Comment"/>
      <text:p text:style-name="DTD">&lt;!ATTLIST settings hiraganaQuaternary (on|off) “off”&gt;</text:p>
      <text:p text:style-name="Inline_20_Comment"/>
      <text:p text:style-name="DTD">&lt;!ATTLIST settings variableTop CDATA #REQUIRED&gt;</text:p>
      <text:p text:style-name="Inline_20_Comment"/>
      <text:h text:style-name="Heading_20_4" text:outline-level="4">suppress_contractions</text:h>
      <text:p text:style-name="Text_20_body">Summary of this – <text:span text:style-name="T7">is it really empty?</text:span> Halp!</text:p>
      <text:p text:style-name="DTD">&lt;!ELEMENT suppress_contractions EMPTY&gt;</text:p>
      <text:h text:style-name="Heading_20_4" text:outline-level="4">optimize</text:h>
      <text:p text:style-name="Text_20_body">Summary of this – is it empty too? Oh noes.</text:p>
      <text:p text:style-name="DTD">&lt;!ELEMENT optimize EMPTY&gt;</text:p>
      <text:h text:style-name="Heading_20_4" text:outline-level="4">rules</text:h>
      <text:p text:style-name="Text_20_body">For more information about rules, see section 5.14 in the ldml database at <text:a xlink:type="simple" xlink:href="http://unicode.org/reports/tr35">http://unicode.org/reports/tr35</text:a>. These rules are used for specifying collation ordering. They change the sorting of letters.</text:p>
      <text:p text:style-name="DTD">&lt;!ELEMENT rules (alias |(reset,(reset | p | pc | s | sc | t | tc | q | qc | i | ic | x)*)) &gt;</text:p>
      <text:h text:style-name="Heading_20_4" text:outline-level="4">reset</text:h>
      <text:p text:style-name="Text_20_body">This option will not change the ordering of the letter you use it on, but it will place subsequent characters relative to that letter. For example, if you wanted to set 'b' to come after 'a', you would write &lt;reset&gt;a&lt;/reset&gt; &lt;p&gt;b&lt;/p&gt;. In this example, 'a' would not change position, but 'b' would now come directly after 'a'.</text:p>
      <text:p text:style-name="Text_20_body">Resets only need to be at the start of a sequence, to position the characters relative to a certain character. For example, the line &lt;reset&gt;z&lt;/reset&gt; &lt;p&gt;a&lt;/p&gt; &lt;p&gt;b&lt;/p&gt; &lt;p&gt;c&lt;/p&gt; &lt;p&gt;d&lt;/p&gt; would set 'z' to be succeeded by 'a', 'b', 'c' and 'd'.</text:p>
      <text:p text:style-name="DTD">&lt;!ELEMENT reset (#PCDATA | cp | ... )*&gt;</text:p>
      <text:h text:style-name="Heading_20_4" text:outline-level="4">p</text:h>
      <text:p text:style-name="Text_20_body">This element changes the sort order on a primary (base character) level. This is the basic form of sorting where 'a' precedes 'b', 'f' precedes 'l' and so on.</text:p>
      <text:p text:style-name="DTD">&lt;!ELEMENT p (#PCDATA | cp | last_variable)*&gt;</text:p>
      <text:h text:style-name="Heading_20_4" text:outline-level="4"><text:soft-page-break/>pc</text:h>
      <text:p text:style-name="Text_20_body">This element accomplishes the same function as p, but can be used to organize the sort order of multiple characters. For instance, &lt;pc&gt;hijk&lt;/pc&gt; would be the same as writing &lt;p&gt;h&lt;/p&gt; &lt;p&gt;i&lt;/p&gt; &lt;p&gt;j&lt;/p&gt; &lt;p&gt;k&lt;/p&gt;.</text:p>
      <text:p text:style-name="DTD">&lt;!ELEMENT pc (#PCDATA | cp | last_variable)*&gt;</text:p>
      <text:h text:style-name="Heading_20_4" text:outline-level="4">s</text:h>
      <text:p text:style-name="Text_20_body">This element changes the sort order on a secondary (accent) level. This is the form of sorting where you can set characters like '<text:span text:style-name="T8">ä</text:span><text:span text:style-name="T8">' to come after characters like 'a' based on the accent.</text:span></text:p>
      <text:p text:style-name="DTD">&lt;!ELEMENT s (#PCDATA | cp | last_variable)*&gt;</text:p>
      <text:h text:style-name="Heading_20_4" text:outline-level="4">sc</text:h>
      <text:p text:style-name="Text_20_body">This element accomplishes the same function as s, but can be used to organize the sort order of multiple characters. For instance, &lt;sc&gt;<text:span text:style-name="Source_20_Text"><text:span text:style-name="T3">àáâã</text:span></text:span>&lt;/sc&gt; would be the same as writing <text:span text:style-name="Source_20_Text"><text:span text:style-name="T5">&lt;s&gt;à&lt;/s&gt; &lt;s&gt;á&lt;/s&gt; &lt;s&gt;â&lt;/s&gt; &lt;s&gt;ã&lt;/s&gt;</text:span></text:span><text:span text:style-name="T5">.</text:span></text:p>
      <text:p text:style-name="DTD">&lt;!ELEMENT sc (#PCDATA | cp | last_variable)*&gt;</text:p>
      <text:h text:style-name="Heading_20_4" text:outline-level="4">t</text:h>
      <text:p text:style-name="Text_20_body">This element changes the sort order on a tertiary (case/variant) level. This is the form of sorting where 'A' would precede 'a' or vice-versa.</text:p>
      <text:p text:style-name="DTD">&lt;!ELEMENT t (#PCDATA | cp | last_variable)*&gt;</text:p>
      <text:h text:style-name="Heading_20_4" text:outline-level="4">tc</text:h>
      <text:p text:style-name="Text_20_body">This element accomplishes the same function as t, but can be used to organize the sort order of multiple characters. For instance, &lt;tc&gt;<text:span text:style-name="Source_20_Text"><text:span text:style-name="T4">PｐＰ</text:span></text:span>&lt;/tc&gt; would be the same as writing<text:span text:style-name="T2"> </text:span><text:span text:style-name="Source_20_Text"><text:span text:style-name="T4">&lt;t&gt;P&lt;/t&gt; &lt;t&gt;ｐ&lt;/t&gt; &lt;t&gt;Ｐ&lt;/t&gt;</text:span></text:span><text:span text:style-name="T4">.</text:span></text:p>
      <text:p text:style-name="DTD">&lt;!ELEMENT tc (#PCDATA | cp | last_variable)*&gt;</text:p>
      <text:h text:style-name="Heading_20_4" text:outline-level="4">q</text:h>
      <text:p text:style-name="Text_20_body">This element changes the sort order on a quaternary level. This is the form of sorting where <text:span text:style-name="T7">???</text:span></text:p>
      <text:p text:style-name="DTD">&lt;!ELEMENT q (#PCDATA | cp | last_variable)*&gt;</text:p>
      <text:h text:style-name="Heading_20_4" text:outline-level="4">qc</text:h>
      <text:p text:style-name="Text_20_body">This element accomplishes the same function as q, but can be used to organize the sort order of multiple characters. For instance, &lt;qc&gt;&lt;/qc&gt; would be the same as writing &lt;q&gt;&lt;/q&gt; &lt;q&gt;&lt;/q&gt; &lt;q&gt;&lt;/q&gt;.</text:p>
      <text:p text:style-name="DTD">&lt;!ELEMENT qc (#PCDATA | cp | last_variable)*&gt;</text:p>
      <text:h text:style-name="Heading_20_4" text:outline-level="4">i</text:h>
      <text:p text:style-name="Text_20_body">This element sets the sort order to be on an identical level. If you needed, you could set 'w' to sort on the same level as 'v'.</text:p>
      <text:p text:style-name="DTD">&lt;!ELEMENT i (#PCDATA | cp | last_variable)*&gt;</text:p>
      <text:h text:style-name="Heading_20_4" text:outline-level="4">ic</text:h>
      <text:p text:style-name="Text_20_body">This element accomplishes the same function as i, but can be used to organize the sort order of multiple characters. For instance, &lt;ic&gt;<text:span text:style-name="Source_20_Text"><text:span text:style-name="T4">VwW</text:span></text:span>&lt;/ic&gt; would be the same as writing<text:span text:style-name="T2"> </text:span><text:span text:style-name="Source_20_Text"><text:span text:style-name="T4">&lt;i&gt;V&lt;/i&gt; &lt;i&gt;w&lt;/i&gt; &lt;i&gt;W&lt;/i&gt;</text:span></text:span><text:span text:style-name="T4">.</text:span></text:p>
      <text:p text:style-name="DTD">&lt;!ELEMENT ic (#PCDATA | cp | last_variable)*&gt;</text:p>
      <text:h text:style-name="Heading_20_4" text:outline-level="4">x</text:h>
      <text:p text:style-name="Text_20_body">This is cool.</text:p>
      <text:p text:style-name="DTD">&lt;!ELEMENT x (context?,( p | pc | s | sc | t | tc | q | qc | i | ic )*, extend?)&gt;</text:p>
      <text:h text:style-name="Heading_20_4" text:outline-level="4">extend</text:h>
      <text:p text:style-name="Text_20_body">This is nifty.</text:p>
      <text:p text:style-name="DTD">&lt;!ELEMENT extend (#PCDATA)&gt;</text:p>
      <text:h text:style-name="Heading_20_4" text:outline-level="4"><text:soft-page-break/>context</text:h>
      <text:p text:style-name="Text_20_body">This is sweet.</text:p>
      <text:p text:style-name="DTD">&lt;!ELEMENT context (#PCDATA)&gt;</text:p>
      <text:p text:style-name="Text_20_body"/>
      <text:h text:style-name="Heading_20_3" text:outline-level="3">Collation simple</text:h>
      <text:p text:style-name="Text_20_body">This is what happens when you put “simple” into the sortRulesType field.</text:p>
      <text:h text:style-name="Heading_20_4" text:outline-level="4">special</text:h>
      <text:p text:style-name="Text_20_body">This is where the summary for this element goes. It is the special that occurs when the value of sortRulesType is “simple”. It has the child element rules.<text:span text:style-name="T7"> (Settings doesn't go with this, right?)</text:span></text:p>
      <text:p text:style-name="DTD">&lt;!ELEMENT special sortRulesType value = “simple” (rules)&gt;</text:p>
      <text:h text:style-name="Heading_20_4" text:outline-level="4">rules</text:h>
      <text:p text:style-name="DTD">&lt;!ELEMENT rules (alias |(reset,(reset | p | pc | s | sc | t | tc)*))&gt;</text:p>
      <text:h text:style-name="Heading_20_4" text:outline-level="4">reset</text:h>
      <text:p text:style-name="Text_20_body">This option will not change the ordering of the letter you use it on, but it will place subsequent characters relative to that letter. For example, if you wanted to set 'b' to come after 'a', you would write &lt;reset&gt;a&lt;/reset&gt; &lt;p&gt;b&lt;/p&gt;. In this example, 'a' would not change position, but 'b' would now come directly after 'a'.</text:p>
      <text:p text:style-name="Text_20_body">Resets only need to be at the start of a sequence, to position the characters relative to a certain character. For example, the line &lt;reset&gt;z&lt;/reset&gt; &lt;p&gt;a&lt;/p&gt; &lt;p&gt;b&lt;/p&gt; &lt;p&gt;c&lt;/p&gt; &lt;p&gt;d&lt;/p&gt; would set 'z' to be succeeded by 'a', 'b', 'c' and 'd'.</text:p>
      <text:p text:style-name="DTD">&lt;!ELEMENT reset (#PCDATA | cp | ... )*&gt;</text:p>
      <text:h text:style-name="Heading_20_4" text:outline-level="4">p</text:h>
      <text:p text:style-name="Text_20_body">This element changes the sort order on a primary (base character) level. This is the basic form of sorting where 'a' precedes 'b', 'f' precedes 'l' and so on.</text:p>
      <text:p text:style-name="DTD">&lt;!ELEMENT p (#PCDATA | cp | last_variable)*&gt;</text:p>
      <text:h text:style-name="Heading_20_4" text:outline-level="4">pc</text:h>
      <text:p text:style-name="Text_20_body">This element accomplishes the same function as p, but can be used to organize the sort order of multiple characters. For instance, &lt;pc&gt;hijk&lt;/pc&gt; would be the same as writing &lt;p&gt;h&lt;/p&gt; &lt;p&gt;i&lt;/p&gt; &lt;p&gt;j&lt;/p&gt; &lt;p&gt;k&lt;/p&gt;.</text:p>
      <text:p text:style-name="DTD">&lt;!ELEMENT pc (#PCDATA | cp | last_variable)*&gt;</text:p>
      <text:h text:style-name="Heading_20_4" text:outline-level="4">s</text:h>
      <text:p text:style-name="Text_20_body">This element changes the sort order on a secondary (accent) level. This is the form of sorting where you can set characters like '<text:span text:style-name="T8">ä' to come after characters like 'a' based on the accent.</text:span></text:p>
      <text:p text:style-name="DTD">&lt;!ELEMENT s (#PCDATA | cp | last_variable)*&gt;</text:p>
      <text:h text:style-name="Heading_20_4" text:outline-level="4">sc</text:h>
      <text:p text:style-name="Text_20_body">This element accomplishes the same function as s, but can be used to organize the sort order of multiple characters. For instance, &lt;sc&gt;<text:span text:style-name="Source_20_Text"><text:span text:style-name="T3">àáâã</text:span></text:span>&lt;/sc&gt; would be the same as writing <text:span text:style-name="Source_20_Text"><text:span text:style-name="T5">&lt;s&gt;à&lt;/s&gt; &lt;s&gt;á&lt;/s&gt; &lt;s&gt;â&lt;/s&gt; &lt;s&gt;ã&lt;/s&gt;</text:span></text:span><text:span text:style-name="T5">.</text:span></text:p>
      <text:p text:style-name="DTD">&lt;!ELEMENT sc (#PCDATA | cp | last_variable)*&gt;</text:p>
      <text:h text:style-name="Heading_20_4" text:outline-level="4">t</text:h>
      <text:p text:style-name="Text_20_body">This element changes the sort order on a tertiary (case/variant) level. This is the form of sorting where 'A' would precede 'a' or vice-versa.</text:p>
      <text:p text:style-name="DTD">&lt;!ELEMENT t (#PCDATA | cp | last_variable)*&gt;</text:p>
      <text:h text:style-name="Heading_20_4" text:outline-level="4">tc</text:h>
      <text:p text:style-name="Text_20_body">This element accomplishes the same function as t, but can be used to organize the sort order of multiple characters. For instance, <text:soft-page-break/>&lt;tc&gt;<text:span text:style-name="Source_20_Text"><text:span text:style-name="T4">PｐＰ</text:span></text:span>&lt;/tc&gt; would be the same as writing<text:span text:style-name="T2"> </text:span><text:span text:style-name="Source_20_Text"><text:span text:style-name="T4">&lt;t&gt;P&lt;/t&gt; &lt;t&gt;ｐ&lt;/t&gt; &lt;t&gt;Ｐ&lt;/t&gt;</text:span></text:span><text:span text:style-name="T4">.</text:span></text:p>
      <text:p text:style-name="DTD">&lt;!ELEMENT tc (#PCDATA | cp | last_variable)*&gt;</text:p>
      <text:p text:style-name="Text_20_body"/>
      <text:p text:style-name="Text_20_body"/>
      <text:h text:style-name="Heading_20_2" text:outline-level="2">Special</text:h>
      <text:p text:style-name="Text_20_body">This is the ldml special, which contains six unique elements.</text:p>
      <text:h text:style-name="Heading_20_4" text:outline-level="4">abbreviation</text:h>
      <text:p text:style-name="Text_20_body">An abbreviation element is used to abbreviate writing systems.</text:p>
      <text:p text:style-name="DTD">&lt;!ELEMENT abbreviation EMPTY&gt;</text:p>
      <text:p text:style-name="DTD">&lt;!ATTLIST abbreviation value CDATA #IMPLIED&gt;</text:p>
      <text:p text:style-name="Inline_20_Comment">The value attribute is where you can input the abbreviation of a writing system.</text:p>
      <text:h text:style-name="Heading_20_4" text:outline-level="4">defaultFontFamily</text:h>
      <text:p text:style-name="Text_20_body">A defaultFontFamily element is an element to choose a font family. <text:span text:style-name="T7">???</text:span></text:p>
      <text:p text:style-name="DTD">&lt;!ELEMENT defaultFontFamily EMPTY&gt;</text:p>
      <text:p text:style-name="DTD">&lt;!ATTLIST defaultFontFamily value CDATA #IMPLIED&gt;</text:p>
      <text:p text:style-name="Inline_20_Comment">The value attribute is where you can input a font family.</text:p>
      <text:h text:style-name="Heading_20_4" text:outline-level="4">defaultFontSize</text:h>
      <text:p text:style-name="Text_20_body">A defaultFontSize element is used to set a font size for a<text:span text:style-name="T7"> ???</text:span>.</text:p>
      <text:p text:style-name="DTD">&lt;!ELEMENT defaultFontSize EMPTY&gt;</text:p>
      <text:p text:style-name="DTD">&lt;!ATTLIST defaultFontSize value CDATA #REQUIRED&gt;</text:p>
      <text:p text:style-name="Inline_20_Comment">The value attribute is where you can input the font size.</text:p>
      <text:h text:style-name="Heading_20_4" text:outline-level="4">defaultKeyboard</text:h>
      <text:p text:style-name="Text_20_body">A defaultKeyboard element is...</text:p>
      <text:p text:style-name="DTD">&lt;!ELEMENT defaultKeyboard EMPTY&gt;</text:p>
      <text:p text:style-name="DTD">&lt;!ATTLIST defaultKeyboard value CDATA #REQUIRED&gt;</text:p>
      <text:p text:style-name="Inline_20_Comment">The value attribute is good for....</text:p>
      <text:h text:style-name="Heading_20_4" text:outline-level="4">languageName</text:h>
      <text:p text:style-name="Text_20_body">A languageName element is used for <text:span text:style-name="T7">???</text:span>. Input the actual name of the language, not the iso-code.</text:p>
      <text:p text:style-name="DTD">&lt;!ELEMENT languageName EMPTY&gt;</text:p>
      <text:p text:style-name="DTD">&lt;!ATTLIST languageName value CDATA #REQUIRED&gt;</text:p>
      <text:p text:style-name="Inline_20_Comment">The value attribute is where you input the name of the language.</text:p>
      <text:h text:style-name="Heading_20_4" text:outline-level="4">spellCheckingId</text:h>
      <text:p text:style-name="Text_20_body">A spellCheckingId element is the spell checker you will use for your writing system.</text:p>
      <text:p text:style-name="DTD">&lt;!ELEMENT spellCheckingId EMPTY&gt;</text:p>
      <text:p text:style-name="DTD">&lt;!ATTLIST spellCheckingId value ID #IMPLIED&gt;</text:p>
      <text:p text:style-name="Inline_20_Comment">The value attribute is the ID of the spell checker you will use. Use a specific ID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FreeMono" svg:font-family="FreeMono" style:font-adornments="Normal" style:font-family-generic="modern"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598in"/>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master-page-name="" style:default-outline-level="2">
      <style:paragraph-properties fo:margin-top="0.0701in" fo:margin-bottom="0.0201in" style:page-number="auto" fo:background-color="transparent">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0701in" fo:margin-bottom="0.0201in"/>
      <style:text-properties fo:font-size="80%"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3in" fo:margin-right="0in" fo:margin-top="0.05in" fo:margin-bottom="0.0402in" fo:text-indent="0in" style:auto-text-indent="false" fo:background-color="transparent">
        <style:background-image/>
      </style:paragraph-properties>
      <style:text-properties style:font-name="Nimbus Sans L1" fo:font-size="80%" fo:font-style="normal" fo:font-weight="normal"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DTD" style:family="paragraph" style:parent-style-name="Text_20_body" style:master-page-name="">
      <style:paragraph-properties fo:margin-left="0.6in" fo:margin-right="0in" fo:margin-top="0in" fo:margin-bottom="0.0402in" fo:text-indent="0in" style:auto-text-indent="false" style:page-number="auto" fo:background-color="#ccccff" fo:padding="0.0201in" fo:border="0.0071in solid #000000" style:shadow="none">
        <style:tab-stops/>
        <style:background-image/>
      </style:paragraph-properties>
      <style:text-properties fo:font-size="9.5pt" fo:background-color="#ccccff" style:font-size-asian="10.5pt"/>
    </style:style>
    <style:style style:name="Inline_20_Comment" style:display-name="Inline Comment" style:family="paragraph" style:parent-style-name="Text_20_body">
      <style:paragraph-properties fo:margin-left="1in" fo:margin-right="0in" fo:text-indent="-0.2in" style:auto-text-indent="false">
        <style:tab-stops/>
      </style:paragraph-properties>
    </style:style>
    <style:style style:name="Teletype" style:family="text">
      <style:text-properties style:font-name="DejaVu Sans Mono" style:font-name-asian="DejaVu Sans Mono" style:font-name-complex="DejaVu Sans Mono"/>
    </style:style>
    <style:style style:name="Elements" style:family="text">
      <style:text-properties style:font-name="FreeMono" fo:font-size="80%" style:font-size-asian="10.5pt"/>
    </style:style>
    <style:style style:name="ElementEmphasis" style:family="text" style:parent-style-name="Elements">
      <style:text-properties fo:font-size="9.60000038146973pt" fo:font-weight="bold" style:font-size-asian="10.5pt"/>
    </style:style>
    <style:style style:name="DTD" style:family="text">
      <style:text-properties style:text-underline-style="dotted" style:text-underline-width="auto" style:text-underline-color="font-color" fo:background-color="#ccccff" style:font-size-asian="10.5pt"/>
    </style:style>
    <style:style style:name="Untitled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5T12:51:31</meta:creation-date>
    <dc:date>2009-07-17T16:57:44</dc:date>
    <meta:editing-duration>PT07H24M27S</meta:editing-duration>
    <meta:editing-cycles>6</meta:editing-cycles>
    <meta:generator>OpenOffice.org/3.0$Linux OpenOffice.org_project/300m15$Build-9379</meta:generator>
    <meta:document-statistic meta:table-count="0" meta:image-count="0" meta:object-count="0" meta:page-count="5" meta:paragraph-count="156" meta:word-count="1566" meta:character-count="9497"/>
    <meta:user-defined meta:name="Info 1"/>
    <meta:user-defined meta:name="Info 2"/>
    <meta:user-defined meta:name="Info 3"/>
    <meta:user-defined meta:name="Info 4"/>
  </office:meta>
</office:document-meta>
</file>